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23574*"/>
    </style:style>
    <style:style style:name="Table1.B" style:family="table-column">
      <style:table-column-properties style:column-width="0.4028in" style:rel-column-width="3819*"/>
    </style:style>
    <style:style style:name="Table1.C" style:family="table-column">
      <style:table-column-properties style:column-width="1.8132in" style:rel-column-width="17193*"/>
    </style:style>
    <style:style style:name="Table1.D" style:family="table-column">
      <style:table-column-properties style:column-width="0.5181in" style:rel-column-width="4912*"/>
    </style:style>
    <style:style style:name="Table1.E" style:family="table-column">
      <style:table-column-properties style:column-width="0.6097in" style:rel-column-width="5781*"/>
    </style:style>
    <style:style style:name="Table1.F" style:family="table-column">
      <style:table-column-properties style:column-width="0.5674in" style:rel-column-width="5380*"/>
    </style:style>
    <style:style style:name="Table1.G" style:family="table-column">
      <style:table-column-properties style:column-width="0.5139in" style:rel-column-width="4876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C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23627*"/>
    </style:style>
    <style:style style:name="Table2.B" style:family="table-column">
      <style:table-column-properties style:column-width="0.4035in" style:rel-column-width="3825*"/>
    </style:style>
    <style:style style:name="Table2.C" style:family="table-column">
      <style:table-column-properties style:column-width="1.8125in" style:rel-column-width="17187*"/>
    </style:style>
    <style:style style:name="Table2.D" style:family="table-column">
      <style:table-column-properties style:column-width="0.5181in" style:rel-column-width="4912*"/>
    </style:style>
    <style:style style:name="Table2.E" style:family="table-column">
      <style:table-column-properties style:column-width="0.6097in" style:rel-column-width="5781*"/>
    </style:style>
    <style:style style:name="Table2.F" style:family="table-column">
      <style:table-column-properties style:column-width="0.5639in" style:rel-column-width="5347*"/>
    </style:style>
    <style:style style:name="Table2.G" style:family="table-column">
      <style:table-column-properties style:column-width="0.5118in" style:rel-column-width="4856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14032436939864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140324369398992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14032436939918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140324370014896">
          <text:insertion>
            <office:change-info>
              <dc:creator>Christian Jauvin</dc:creator>
              <dc:date>2013-04-02T14:18:00</dc:date>
            </office:change-info>
          </text:insertion>
        </text:changed-region>
        <text:changed-region text:id="ct14032436941337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14032436941734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14032436941753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94244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942891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942910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942932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9430352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14032436942758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140324369417872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140324369421904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14032436941952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941446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942555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941297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945696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140324369457152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apport des transactions </text:h>
      <text:p text:style-name="Standard">Période : <text:change-start text:change-id="ct140324369398640"/>start_date<text:change-end text:change-id="ct140324369398640"/> au <text:change-start text:change-id="ct140324369398992"/>end_date<text:change-end text:change-id="ct140324369398992"/></text:p>
      <text:p text:style-name="Standard">Représentant : <text:change-start text:change-id="ct140324369399184"/>representant_nom<text:change-end text:change-id="ct140324369399184"/></text:p>
      <text:p text:style-name="Standard">Type de client : <text:change-start text:change-id="ct140324370014896"/>type_client<text:change-end text:change-id="ct140324370014896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B1" table:number-rows-spanned="2" office:value-type="string">
              <text:p text:style-name="P9">Fact.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office:value-type="string">
              <text:p text:style-name="P10">TVQ</text:p>
            </table:table-cell>
          </table:table-row>
          <table:table-row table:style-name="Table1.1">
            <table:table-cell table:style-name="Table1.B1" office:value-type="string">
              <text:p text:style-name="P11"><text:s text:c="4"/>Type de vin</text:p>
            </table:table-cell>
            <table:covered-table-cell/>
            <table:table-cell table:style-name="Table1.C2" office:value-type="string">
              <text:p text:style-name="P12">Format</text:p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>Qté (cs)</text:p>
            </table:table-cell>
            <table:table-cell table:style-name="Table1.B1" office:value-type="string">
              <text:p text:style-name="P13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5"><office:annotation><dc:creator>Christian Jauvin</dc:creator><dc:date>2013-02-21T15:51:53</dc:date><text:p text:style-name="P16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office:value-type="string">
                  <text:p text:style-name="P4"><text:change-start text:change-id="ct140324369413376"/>item['top'][0]<text:change-end text:change-id="ct140324369413376"/></text:p>
                </table:table-cell>
                <table:table-cell table:style-name="Table2.A1" office:value-type="string">
                  <text:p text:style-name="P3"><text:change-start text:change-id="ct140324369417344"/>item['top'][1]<text:change-end text:change-id="ct140324369417344"/></text:p>
                </table:table-cell>
                <table:table-cell table:style-name="Table2.A1" office:value-type="string">
                  <text:p text:style-name="P6"><text:change-start text:change-id="ct140324369417536"/>item['top'][2]<text:change-end text:change-id="ct140324369417536"/></text:p>
                </table:table-cell>
                <table:table-cell table:style-name="Table2.A1" office:value-type="string">
                  <text:p text:style-name="P2"><text:change-start text:change-id="ct140324369424416"/>item['top'][3]<text:change-end text:change-id="ct140324369424416"/></text:p>
                </table:table-cell>
                <table:table-cell table:style-name="Table2.A1" office:value-type="string">
                  <text:p text:style-name="P2"><text:change-start text:change-id="ct140324369428912"/>item['top'][4]<text:change-end text:change-id="ct140324369428912"/></text:p>
                </table:table-cell>
                <table:table-cell table:style-name="Table2.A1" office:value-type="string">
                  <text:p text:style-name="P2"><text:change-start text:change-id="ct140324369429104"/>item['top'][5]<text:change-end text:change-id="ct140324369429104"/></text:p>
                </table:table-cell>
                <table:table-cell table:style-name="Table2.A1" office:value-type="string">
                  <text:p text:style-name="P2"><text:change-start text:change-id="ct140324369429328"/>item['top'][6]<text:change-end text:change-id="ct14032436942932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140324369430352"/>sub[0]<text:change-end text:change-id="ct140324369430352"/><office:annotation><dc:creator>Christian Jauvin</dc:creator><dc:date>2013-02-21T15:55:33</dc:date><text:p text:style-name="P16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140324369427584"/>sub[1]<text:change-end text:change-id="ct14032436942758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140324369417872"/>sub[2]<text:change-end text:change-id="ct140324369417872"/></text:p>
                </table:table-cell>
                <table:table-cell table:style-name="Table2.A1" office:value-type="string">
                  <text:p text:style-name="P2"><text:change-start text:change-id="ct140324369421904"/>sub[3]<text:change-end text:change-id="ct140324369421904"/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140324369419520"/>totals[0]<text:change-end text:change-id="ct140324369419520"/></text:p>
          </table:table-cell>
          <table:table-cell table:style-name="Table4.A1" office:value-type="string">
            <text:p text:style-name="P8"><text:change-start text:change-id="ct140324369414464"/>totals[1]<text:change-end text:change-id="ct140324369414464"/></text:p>
          </table:table-cell>
          <table:table-cell table:style-name="Table4.A1" office:value-type="string">
            <text:p text:style-name="P8"><text:change-start text:change-id="ct140324369425552"/>totals[2]<text:change-end text:change-id="ct140324369425552"/></text:p>
          </table:table-cell>
          <table:table-cell table:style-name="Table4.A1" office:value-type="string">
            <text:p text:style-name="P8"><text:change-start text:change-id="ct140324369412976"/>totals[3]<text:change-end text:change-id="ct140324369412976"/></text:p>
          </table:table-cell>
          <table:table-cell table:style-name="Table4.A1" office:value-type="string">
            <text:p text:style-name="P8"><text:change-start text:change-id="ct140324369456960"/>totals[4]<text:change-end text:change-id="ct140324369456960"/></text:p>
          </table:table-cell>
          <table:table-cell table:style-name="Table4.A1" office:value-type="string">
            <text:p text:style-name="P8"><text:change-start text:change-id="ct140324369457152"/>totals[5]<text:change-end text:change-id="ct14032436945715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02T14:18:14</dc:date>
    <dc:creator>Christian Jauvin</dc:creator>
    <meta:editing-duration>PT09H53M51S</meta:editing-duration>
    <meta:editing-cycles>91</meta:editing-cycles>
    <meta:generator>OpenOffice.org/3.2$Unix OpenOffice.org_project/320m12$Build-9483</meta:generator>
    <meta:document-statistic meta:table-count="3" meta:image-count="0" meta:object-count="0" meta:page-count="1" meta:paragraph-count="40" meta:word-count="59" meta:character-count="439"/>
  </office:meta>
</office:document-meta>
</file>